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72cm" fo:min-width="4.362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91cm" fo:min-width="2.152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1.5cm" svg:y="2.05cm">
          <text:p text:style-name="P1">You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5.25cm" svg:height="1.75cm" svg:x="8.25cm" svg:y="9.75cm">
          <text:p text:style-name="P1">Draw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4.75cm" svg:height="3.5cm" svg:x="1.5cm" svg:y="9.75cm">
          <text:p text:style-name="P1">By Han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4.017cm" svg:x="8.5cm" svg:y="1.867cm">
          <text:p text:style-name="P1">M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5cm" svg:y1="4cm" svg:x2="8.5cm" svg:y2="4cm">
          <text:p/>
        </draw:line>
        <draw:line draw:style-name="gr6" draw:text-style-name="P2" draw:layer="layout" svg:x1="10.5cm" svg:y1="6cm" svg:x2="10.5cm" svg:y2="9.75cm">
          <text:p/>
        </draw:line>
        <draw:line draw:style-name="gr7" draw:text-style-name="P2" draw:layer="layout" svg:x1="8.25cm" svg:y1="11cm" svg:x2="6.25cm" svg:y2="11cm">
          <text:p/>
        </draw:line>
        <draw:line draw:style-name="gr8" draw:text-style-name="P2" draw:layer="layout" svg:x1="3.5cm" svg:y1="9.75cm" svg:x2="3.5cm" svg:y2="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4T08:51:29.476406665</meta:creation-date>
    <dc:date>2022-05-14T09:07:50.405928174</dc:date>
    <meta:editing-duration>PT2M5S</meta:editing-duration>
    <meta:editing-cycles>3</meta:editing-cycles>
    <meta:generator>LibreOffice/7.2.6.2$Linux_X86_64 LibreOffice_project/20$Build-2</meta:generator>
    <meta:document-statistic meta:object-count="8"/>
  </office:meta>
</office:document-meta>
</file>